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9da6e" officeooo:paragraph-rsid="0009da6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b945f" officeooo:paragraph-rsid="000b945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9da6e" officeooo:paragraph-rsid="0009da6e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b945f" officeooo:paragraph-rsid="000b945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ddda6" officeooo:paragraph-rsid="000ddda6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35e05" officeooo:paragraph-rsid="00135e05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4e02c" officeooo:paragraph-rsid="0014e02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65785" officeooo:paragraph-rsid="0016578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7dcad" officeooo:paragraph-rsid="0017dca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980bb" officeooo:paragraph-rsid="001980b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bbac1" officeooo:paragraph-rsid="001bbac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be45d" officeooo:paragraph-rsid="001be45d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d2f28" officeooo:paragraph-rsid="001d2f28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dbbc3" officeooo:paragraph-rsid="001dbbc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017af" officeooo:paragraph-rsid="002017af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0d6c4" officeooo:paragraph-rsid="0020d6c4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42d62" officeooo:paragraph-rsid="00242d62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501d7" officeooo:paragraph-rsid="002501d7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7e49e" officeooo:paragraph-rsid="0027e49e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9ec7c" officeooo:paragraph-rsid="0027e49e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d0d38" officeooo:paragraph-rsid="002d0d38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2ed818" officeooo:paragraph-rsid="002ed818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2ed818" officeooo:paragraph-rsid="002f9963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30cf81" officeooo:paragraph-rsid="0030cf81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3234e3" officeooo:paragraph-rsid="003234e3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3596e6" officeooo:paragraph-rsid="003596e6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3596e6" officeooo:paragraph-rsid="00379359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3596e6" officeooo:paragraph-rsid="003a800b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38ccf2" officeooo:paragraph-rsid="0038ccf2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3a800b" officeooo:paragraph-rsid="003a800b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3b6682" officeooo:paragraph-rsid="003b6682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3d079c" officeooo:paragraph-rsid="003d079c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3dd570" officeooo:paragraph-rsid="003dd570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3fc41d" officeooo:paragraph-rsid="003fc41d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40fd1c" officeooo:paragraph-rsid="0040fd1c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44ab09" officeooo:paragraph-rsid="0044ab09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4576cd" officeooo:paragraph-rsid="004576cd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4683ab" officeooo:paragraph-rsid="004683ab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weight="normal" officeooo:rsid="00482874" officeooo:paragraph-rsid="00482874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weight="normal" officeooo:rsid="004935d1" officeooo:paragraph-rsid="004935d1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weight="normal" officeooo:rsid="004b4645" officeooo:paragraph-rsid="004ddb8a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weight="normal" officeooo:rsid="004b6330" officeooo:paragraph-rsid="004b6330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weight="normal" officeooo:rsid="004ddb8a" officeooo:paragraph-rsid="004ddb8a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weight="normal" officeooo:rsid="004f24d7" officeooo:paragraph-rsid="004f24d7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weight="normal" officeooo:rsid="005129c0" officeooo:paragraph-rsid="005129c0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weight="normal" officeooo:rsid="005137c8" officeooo:paragraph-rsid="005137c8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weight="normal" officeooo:rsid="0051e341" officeooo:paragraph-rsid="0051e341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officeooo:rsid="00540267" officeooo:paragraph-rsid="00540267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weight="normal" officeooo:rsid="00555ccd" officeooo:paragraph-rsid="00555ccd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weight="normal" officeooo:rsid="0057c539" officeooo:paragraph-rsid="0057c539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weight="normal" officeooo:rsid="00598352" officeooo:paragraph-rsid="00598352" style:font-weight-asian="normal" style:font-weight-complex="normal"/>
    </style:style>
    <style:style style:name="P52" style:family="paragraph" style:parent-style-name="Standard">
      <style:paragraph-properties fo:text-align="start" style:justify-single-word="false"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fo:font-weight="bold" officeooo:rsid="000b945f" officeooo:paragraph-rsid="000b945f" style:font-weight-asian="bold" style:font-weight-complex="bold"/>
    </style:style>
    <style:style style:name="P53" style:family="paragraph" style:parent-style-name="Standard">
      <style:paragraph-properties fo:text-align="center" style:justify-single-word="false"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fo:font-weight="bold" officeooo:rsid="0009da6e" officeooo:paragraph-rsid="0009da6e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weight="normal" officeooo:rsid="005b332f" officeooo:paragraph-rsid="005b332f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weight="normal" officeooo:rsid="005c3bbb" officeooo:paragraph-rsid="005c3bbb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weight="normal" officeooo:rsid="005da495" officeooo:paragraph-rsid="005da495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weight="normal" officeooo:rsid="005ddbef" officeooo:paragraph-rsid="005ddbef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weight="normal" officeooo:rsid="005f384b" officeooo:paragraph-rsid="005f384b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weight="normal" officeooo:rsid="005faf10" officeooo:paragraph-rsid="005faf10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weight="normal" officeooo:rsid="006148b1" officeooo:paragraph-rsid="006148b1" style:font-weight-asian="normal" style:font-weight-complex="normal"/>
    </style:style>
    <style:style style:name="T1" style:family="text">
      <style:text-properties officeooo:rsid="000b945f"/>
    </style:style>
    <style:style style:name="T2" style:family="text">
      <style:text-properties officeooo:rsid="000d1030"/>
    </style:style>
    <style:style style:name="T3" style:family="text">
      <style:text-properties officeooo:rsid="000ddda6"/>
    </style:style>
    <style:style style:name="T4" style:family="text">
      <style:text-properties officeooo:rsid="0019fe2c"/>
    </style:style>
    <style:style style:name="T5" style:family="text">
      <style:text-properties officeooo:rsid="001b23f3"/>
    </style:style>
    <style:style style:name="T6" style:family="text">
      <style:text-properties officeooo:rsid="00224552"/>
    </style:style>
    <style:style style:name="T7" style:family="text">
      <style:text-properties officeooo:rsid="0025f762"/>
    </style:style>
    <style:style style:name="T8" style:family="text">
      <style:text-properties officeooo:rsid="00301587"/>
    </style:style>
    <style:style style:name="T9" style:family="text">
      <style:text-properties officeooo:rsid="0032122f"/>
    </style:style>
    <style:style style:name="T10" style:family="text">
      <style:text-properties officeooo:rsid="00379359"/>
    </style:style>
    <style:style style:name="T11" style:family="text">
      <style:text-properties officeooo:rsid="0039d81e"/>
    </style:style>
    <style:style style:name="T12" style:family="text">
      <style:text-properties officeooo:rsid="003a2a55"/>
    </style:style>
    <style:style style:name="T13" style:family="text">
      <style:text-properties officeooo:rsid="0042f035"/>
    </style:style>
    <style:style style:name="T14" style:family="text">
      <style:text-properties officeooo:rsid="0044ab09"/>
    </style:style>
    <style:style style:name="T15" style:family="text">
      <style:text-properties officeooo:rsid="004935d1"/>
    </style:style>
    <style:style style:name="T16" style:family="text">
      <style:text-properties officeooo:rsid="004ab86c"/>
    </style:style>
    <style:style style:name="T17" style:family="text">
      <style:text-properties officeooo:rsid="0052434b"/>
    </style:style>
    <style:style style:name="T18" style:family="text">
      <style:text-properties officeooo:rsid="005ef0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<text:span text:style-name="T1">1</text:span></text:p>
      <text:p text:style-name="P1"/>
      <text:p text:style-name="P1">Redes Neuronales de Hopefield 82</text:p>
      <text:p text:style-name="P1"/>
      <text:p text:style-name="P53"/>
      <text:p text:style-name="P1"/>
      <text:p text:style-name="P3"/>
      <text:p text:style-name="P4">Reseau Neuronal de Hopefiel, memoria associativa <text:span text:style-name="T2">(mémoire addressable), réseau de neuronnes binaires.</text:span></text:p>
      <text:p text:style-name="P4"/>
      <text:p text:style-name="P4">Tous les neuronnes sont connecté entre-eux, dynamique asynchrone =&gt; chaque neuronne est mis à jour à <text:span text:style-name="T3">chaque</text:span> unité de temps.</text:p>
      <text:p text:style-name="P4"/>
      <text:p text:style-name="P5">l’entrée d’un neuronne correspond à la somme des potentiel d’action pondéré puis grâce à une fonction d’énergie le neuronne va décider si il prend la valeur 0 ou 1.</text:p>
      <text:p text:style-name="P4"/>
      <text:p text:style-name="P4">Un potentiel d’action permet la connection netre neuronnes.</text:p>
      <text:p text:style-name="P4">Si les deux neuronnes on</text:p>
      <text:p text:style-name="P52"/>
      <text:p text:style-name="P2"/>
      <text:p text:style-name="P2"/>
      <text:p text:style-name="P6">asynchrone = actualisation d’un neurones à chaque itération</text:p>
      <text:p text:style-name="P6"/>
      <text:p text:style-name="P7">équation Wij =&gt; les E chelou = les pattrones que tu veux apprendre</text:p>
      <text:p text:style-name="P8">defini apriori</text:p>
      <text:p text:style-name="P8"/>
      <text:p text:style-name="P13">w pour entrainer</text:p>
      <text:p text:style-name="P13"/>
      <text:p text:style-name="P9">si le sitema de la red est dans cette été, il reste dans cette état et ça devient un état attracteur et le sistem sort cet output</text:p>
      <text:p text:style-name="P9"/>
      <text:p text:style-name="P10">1/<text:span text:style-name="T4">N</text:span>ombre de neuronne pour moyenner <text:span text:style-name="T5">juste pour normaliser</text:span></text:p>
      <text:p text:style-name="P10"/>
      <text:p text:style-name="P11">voir equation 2,12 livre davec le chapitre 2</text:p>
      <text:p text:style-name="P11"/>
      <text:p text:style-name="P12">P matrice de patronnes = imagenes</text:p>
      <text:p text:style-name="P12"/>
      <text:p text:style-name="P14">Hopefield on s’en branle image etc on veut juste une matrice.</text:p>
      <text:p text:style-name="P14"/>
      <text:p text:style-name="P15">Cada columna es un patrone</text:p>
      <text:p text:style-name="P15"/>
      <text:p text:style-name="P15">matrice de chaque image, convertir en vecteur column</text:p>
      <text:p text:style-name="P15"/>
      <text:p text:style-name="P18">w = matrice de poids synaptiques</text:p>
      <text:p text:style-name="P18"/>
      <text:p text:style-name="P18">diagonale que des 0 car les neuronnes n’ont pas de rétroaction <text:span text:style-name="T7">(comme biologica, existe)</text:span></text:p>
      <text:p text:style-name="P18"/>
      <text:p text:style-name="P19">estado pur = estado red stable qui peut être attracteur mais n’a pas été entrainer.</text:p>
      <text:p text:style-name="P20"/>
      <text:p text:style-name="P15"/>
      <text:p text:style-name="P16">reshape c’est pas mal <text:span text:style-name="T6">pour vecteur column mais belek l’ordre</text:span></text:p>
      <text:p text:style-name="P16"><text:soft-page-break/></text:p>
      <text:p text:style-name="P17">image(:) = image en column</text:p>
      <text:p text:style-name="P17"/>
      <text:p text:style-name="P21">w = ...Np*eye simplifier la ligne <text:s/>Np = numero pattrones que tu veux apprendre et I matrice identidad</text:p>
      <text:p text:style-name="P21"/>
      <text:p text:style-name="P22">Wii = 0 =&gt; et diagonale = numeros de pattrones</text:p>
      <text:p text:style-name="P22"/>
      <text:p text:style-name="P22"/>
      <text:p text:style-name="P22">1 image</text:p>
      <text:p text:style-name="P22"/>
      <text:p text:style-name="P22">2 reshape</text:p>
      <text:p text:style-name="P22"/>
      <text:p text:style-name="P22">3 matrice poids synaptique</text:p>
      <text:p text:style-name="P22"/>
      <text:p text:style-name="P23">4 entrainement</text:p>
      <text:p text:style-name="P23"/>
      <text:p text:style-name="P23"><text:span text:style-name="T8">vrifier jsais pas quoi</text:span> </text:p>
      <text:p text:style-name="P17"/>
      <text:p text:style-name="P24">vérifier etat espurios</text:p>
      <text:p text:style-name="P24"/>
      <text:p text:style-name="P24">mucho ruido no funcionna, <text:span text:style-name="T9">estado espurio</text:span></text:p>
      <text:p text:style-name="P24"/>
      <text:p text:style-name="P24"/>
      <text:p text:style-name="P25">w = NpI … =&gt; </text:p>
      <text:p text:style-name="P26"/>
      <text:p text:style-name="P26"/>
      <text:p text:style-name="P29">* tu lui rentre un input un pattern <text:span text:style-name="T11">qu’il doit classifier</text:span></text:p>
      <text:p text:style-name="P29"/>
      <text:p text:style-name="P29"/>
      <text:p text:style-name="P30">* les neuronnes à l’intérieur</text:p>
      <text:p text:style-name="P30"/>
      <text:p text:style-name="P28">Chaque neuronne reçoit un input qui correspont à la somme des signes des poids synaptiques des autres neuronnes <text:span text:style-name="T10">t’additionne tout et après tu lui applique la fonction signe</text:span></text:p>
      <text:p text:style-name="P28"/>
      <text:p text:style-name="P28">pour chaque neuronne tu prend tous les autres que et t</text:p>
      <text:p text:style-name="P29"/>
      <text:p text:style-name="P29"/>
      <text:p text:style-name="P29"/>
      <text:p text:style-name="P29">* il te sort un output <text:span text:style-name="T12">en le classifiant</text:span></text:p>
      <text:p text:style-name="P29"/>
      <text:p text:style-name="P29"/>
      <text:p text:style-name="P29"/>
      <text:p text:style-name="P29"/>
      <text:p text:style-name="P27">Chaque neuronne reçoit un input qui correspont à la somme des signes des poids synaptiques des autres neuronnes <text:span text:style-name="T10">t’additionne tout et après tu lui applique la fonction signe</text:span></text:p>
      <text:p text:style-name="P27"/>
      <text:p text:style-name="P27">pour chaque neuronne tu prend tous les autres que et t</text:p>
      <text:p text:style-name="P26"/>
      <text:p text:style-name="P31">ON TRAVAIL AVEC 1 ET -1 DONC TU DOIS CHANGER LES IMAGES</text:p>
      <text:p text:style-name="P31"/>
      <text:p text:style-name="P32">1 à N vecteur de neuronnes pour synchronisé les uns après les uatres les neuronnes</text:p>
      <text:p text:style-name="P33"><text:soft-page-break/></text:p>
      <text:p text:style-name="P33"/>
      <text:p text:style-name="P33">modelo de neuronne integrate and fire</text:p>
      <text:p text:style-name="P33">regular spiking</text:p>
      <text:p text:style-name="P33">intrinsically bursting </text:p>
      <text:p text:style-name="P33"/>
      <text:p text:style-name="P33">à la place equa diff de l’espace</text:p>
      <text:p text:style-name="P33"/>
      <text:p text:style-name="P33">gagne temps mais perd en précision mais presque R</text:p>
      <text:p text:style-name="P33"/>
      <text:p text:style-name="P34">Modele de neurona de McCulloh</text:p>
      <text:p text:style-name="P34"/>
      <text:p text:style-name="P34">fréquence de disparo de 0 puis je sais pas quoi</text:p>
      <text:p text:style-name="P34"/>
      <text:p text:style-name="P35">tout ça pour dire les fonctions d’activations <text:span text:style-name="T14">( pour hopefield fonction sign)</text:span></text:p>
      <text:p text:style-name="P35"/>
      <text:p text:style-name="P35">Demander à Lucas Henry <text:span text:style-name="T13">+ conseils</text:span></text:p>
      <text:p text:style-name="P35"/>
      <text:p text:style-name="P36">Memoria associative de hopefield 1982</text:p>
      <text:p text:style-name="P36"/>
      <text:p text:style-name="P37">FAUT LIRE LE LIVRE GROS FDP</text:p>
      <text:p text:style-name="P37"/>
      <text:p text:style-name="P38">la onnexion entre deuronnes se renforce quand les deux sont activé de la même manière</text:p>
      <text:p text:style-name="P38"/>
      <text:p text:style-name="P39">fonction d’énergie <text:span text:style-name="T15">H</text:span> = scalaire, qui prend toute les neuronnes et renvoie un réelle</text:p>
      <text:p text:style-name="P39"/>
      <text:p text:style-name="P40">H siempre decrece, <text:span text:style-name="T16">cuando el sistema evoluciona de acuerdo a su regla dinamcia.</text:span></text:p>
      <text:p text:style-name="P40"/>
      <text:p text:style-name="P42">Combination de patrones que no son estables puro</text:p>
      <text:p text:style-name="P42"/>
      <text:p text:style-name="P42">5imagenes </text:p>
      <text:p text:style-name="P42"/>
      <text:p text:style-name="P41"/>
      <text:p text:style-name="P43">100 neuronnes =&gt; 2^100 d’états diffrents</text:p>
      <text:p text:style-name="P43"/>
      <text:p text:style-name="P44">temperatura en la red, pueda subir </text:p>
      <text:p text:style-name="P44"/>
      <text:p text:style-name="P44">almacenmiento = stockage</text:p>
      <text:p text:style-name="P44"/>
      <text:p text:style-name="P45">Capacidad de Almacenamiento</text:p>
      <text:p text:style-name="P45"/>
      <text:p text:style-name="P46">Wij = sum(SiSj)</text:p>
      <text:p text:style-name="P46"/>
      <text:p text:style-name="P47">fonction energie es simetric<text:span text:style-name="T17">a <text:s/></text:span></text:p>
      <text:p text:style-name="P47"/>
      <text:p text:style-name="P48">la red tu lui mets le pattern quijote, poids de la neuronne sont calculés en fonction </text:p>
      <text:p text:style-name="P48"/>
      <text:p text:style-name="P49">reste des patternns</text:p>
      <text:p text:style-name="P49"/>
      <text:p text:style-name="P49">1000 neuonnes, 100 patrones</text:p>
      <text:p text:style-name="P49">pe se tromper 100 bits</text:p>
      <text:p text:style-name="P50">1 %</text:p>
      <text:p text:style-name="P51"><text:soft-page-break/>asynchronique, </text:p>
      <text:p text:style-name="P49"/>
      <text:p text:style-name="P54">EXERCICE 1.3</text:p>
      <text:p text:style-name="P54"/>
      <text:p text:style-name="P55">capacidad ici = 1</text:p>
      <text:p text:style-name="P55"/>
      <text:p text:style-name="P55">faire</text:p>
      <text:p text:style-name="P55"/>
      <text:p text:style-name="P55">=&gt; red de hopefield N neuronnes et p patrones</text:p>
      <text:p text:style-name="P56">=&gt; borando un pourcentage de synapsis</text:p>
      <text:p text:style-name="P56">=&gt; calcul error como exercice 2</text:p>
      <text:p text:style-name="P57">=&gt; que bit se dan vuelta = proba er<text:span text:style-name="T18">ror</text:span></text:p>
      <text:p text:style-name="P58">=&gt; voir comment est robuste la red de hopefield a leliminacion de synapsis</text:p>
      <text:p text:style-name="P58">=&gt; ensuite tu répéte avec un numero de patrones differents</text:p>
      <text:p text:style-name="P58"/>
      <text:p text:style-name="P59">et tu vois avec plus de patron c’est moins robuste</text:p>
      <text:p text:style-name="P59"/>
      <text:p text:style-name="P60">livre capacité pas trop defini</text:p>
      <text:p text:style-name="P60"/>
      <text:p text:style-name="P60">c = maxima quantité patron entrainé su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2:31:30.721000000</meta:creation-date>
    <dc:date>2020-05-20T13:46:58.497000000</dc:date>
    <meta:editing-duration>PT6H31M8S</meta:editing-duration>
    <meta:editing-cycles>84</meta:editing-cycles>
    <meta:generator>LibreOffice/5.4.5.1$Windows_X86_64 LibreOffice_project/79c9829dd5d8054ec39a82dc51cd9eff340dbee8</meta:generator>
    <meta:document-statistic meta:table-count="0" meta:image-count="0" meta:object-count="0" meta:page-count="4" meta:paragraph-count="82" meta:word-count="674" meta:character-count="3859" meta:non-whitespace-character-count="3256"/>
  </office:meta>
</office:document-meta>
</file>